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68.9mm"/>
    </style:style>
    <style:style style:name="co3" style:family="table-column">
      <style:table-column-properties fo:break-before="auto" style:column-width="124.4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00.75mm"/>
    </style:style>
    <style:style style:name="co7" style:family="table-column">
      <style:table-column-properties fo:break-before="auto" style:column-width="132.3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visibility="collapse" table:default-cell-style-name="Default"/>
        <table:table-column table:style-name="co4" table:visibility="collapse" table:number-columns-repeated="3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libsource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eetpath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tstamps</text:p>
          </table:table-cell>
          <table:table-cell office:value-type="string" calcext:value-type="string">
            <text:p>tstam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R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377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7D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1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D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12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6F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AD07A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4C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4A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BC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A2F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B2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8F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028F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1BE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B74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CF0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27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E3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4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C8F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00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float" office:value="744043151" calcext:value-type="float">
            <text:p>744043151</text:p>
          </table:table-cell>
          <table:table-cell office:value-type="string" calcext:value-type="string">
            <text:p>Inductors_SMD:L_Wuerth_WE-PD2-Typ-M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0A0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0C8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2EB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8F5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6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B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AE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333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D4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A0E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97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1F3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03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3E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DA6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C3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5E11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4D32A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50C5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C1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A591D6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7219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13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21D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75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88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D5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4BD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71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20F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F3B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2D2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8228C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65C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988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0E1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AF825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2C3B76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7D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257C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3C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B3F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42FA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73AC8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4D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9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FE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A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BA9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0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BE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C4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477C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F0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52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3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A393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34B36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3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BCF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6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570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1B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2A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0A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5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www.vishay.com/docs/85748/1n4148w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75V 0.15A Fast Switching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3C1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246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B6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3A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1074A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E63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FA4A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1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DE537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4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3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EEC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4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23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26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5866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0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6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4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FEB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88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AC205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F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9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F0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6BE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BA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16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A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31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6297B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5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FDF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6EF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4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4A29D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6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3F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67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2E5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84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D34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8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6C82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765D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2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8A5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4E192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table:style-name="ce2" office:value-type="string" calcext:value-type="string">
            <text:p>R17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71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75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23C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-Device</text:p>
          </table:table-cell>
          <table:table-cell table:number-columns-repeated="2"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89CBC</text:p>
          </table:table-cell>
          <table:table-cell office:value-type="string" calcext:value-type="string">
            <text:p>50V</text:p>
          </table:table-cell>
          <table:table-cell office:value-type="string" calcext:value-type="string">
            <text:p>Volatge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632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5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730A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6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1833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7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58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A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2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19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D6B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5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6FEE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3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0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037C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26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R-Device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251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s:Crystal_SMD_Abracon_ABM3-2pin_5.0x3.2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rysta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C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A1101R09C00GM</text:p>
          </table:table-cell>
          <table:table-cell office:value-type="string" calcext:value-type="string">
            <text:p>ENNOID:A1101R09C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1101R09C00GM</text:p>
          </table:table-cell>
          <table:table-cell table:number-columns-repeated="2"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8C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168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AMC1301</text:p>
          </table:table-cell>
          <table:table-cell office:value-type="string" calcext:value-type="string">
            <text:p>Housings_SOIC:SSO-8_6.8x5.9mm_Pitch1.27mm_Clearance8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AMC1301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4B9E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9EE7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DE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schottky barrier diode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E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/wireless/</text:p>
          </table:table-cell>
          <table:table-cell office:value-type="string" calcext:value-type="string">
            <text:p>/5C8805C1/</text:p>
          </table:table-cell>
          <table:table-cell office:value-type="string" calcext:value-type="string">
            <text:p>5C8AB5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LM18PG330SN1D</text:p>
          </table:table-cell>
          <table:table-cell office:value-type="string" calcext:value-type="string">
            <text:p>Inductors_SMD:L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-Device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3EB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Q76200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BQ76200</text:p>
          </table:table-cell>
          <table:table-cell table:number-columns-repeated="2"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E3D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0885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BD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FD0C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3077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30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93CF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8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C70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9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50V Vds, 0.22A Id, N-channel MOSFET, SOT-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71C1C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7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BS/BSS138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SS138-Transistor_FET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BE0CA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Beepers:PUIAudio_SMT_0825_S_4_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Buzzer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C5C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47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string" calcext:value-type="string">
            <text:p>BZT52C16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s://diotec.com/tl_files/diotec/files/pdf/datasheets/bzt52b2v4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BZT52Bxx</text:p>
          </table:table-cell>
          <table:table-cell office:value-type="string" calcext:value-type="string">
            <text:p>500mW Zener Diode, SOD-123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3398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onnectors_Molex:Molex_PicoBlade_53261-0571_05x1.25mm_Angled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2681C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2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2E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429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5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4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D5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5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Mounting_Holes:MountingHole_2.7mm_M2.5_Pad_Vi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5F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7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Housings_DFN_QFN:QFN-24-1EP_4x4mm_Pitch0.5mm</text:p>
          </table:table-cell>
          <table:table-cell office:value-type="string" calcext:value-type="string">
            <text:p>https://www.silabs.com/Support%20Documents/TechnicalDocs/cp2104.pdf</text:p>
          </table:table-cell>
          <table:table-cell/>
          <table:table-cell office:value-type="string" calcext:value-type="string">
            <text:p>Interface_USB</text:p>
          </table:table-cell>
          <table:table-cell office:value-type="string" calcext:value-type="string">
            <text:p>CP2104</text:p>
          </table:table-cell>
          <table:table-cell office:value-type="string" calcext:value-type="string">
            <text:p>Single-Chip USB-to-UART Bridge, USB 2.0 Full-Speed, 2Mbps UART, QFN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46DA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7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nectors_Molex:Molex_KK-6410-04_04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4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6317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7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s_Molex:Molex_PicoBlade_53261-0571_05x1.25mm_Angled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BF2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8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EF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3</text:p>
          </table:table-cell>
          <table:table-cell office:value-type="string" calcext:value-type="string">
            <text:p>Discharge</text:p>
          </table:table-cell>
          <table:table-cell office:value-type="string" calcext:value-type="string">
            <text:p>TerminalBlock_RND:TerminalBlock_RND_205-00001_Pitch5.00mm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82B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3</text:p>
          </table:table-cell>
          <table:table-cell office:value-type="string" calcext:value-type="string">
            <text:p>ExtPow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7AB5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s_and_Fuses:Fuse_SMD1206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Fuse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CF057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2</text:p>
          </table:table-cell>
          <table:table-cell office:value-type="string" calcext:value-type="string">
            <text:p>HM2108NL</text:p>
          </table:table-cell>
          <table:table-cell office:value-type="string" calcext:value-type="string">
            <text:p>ENNOID:HM2108NL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HM2108NL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441D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http://www.ti.com/lit/ds/symlink/ina226.pdf</text:p>
          </table:table-cell>
          <table:table-cell/>
          <table:table-cell office:value-type="string" calcext:value-type="string">
            <text:p>Analog_ADC</text:p>
          </table:table-cell>
          <table:table-cell office:value-type="string" calcext:value-type="string">
            <text:p>INA226</text:p>
          </table:table-cell>
          <table:table-cell office:value-type="string" calcext:value-type="string">
            <text:p>High-Side or Low-Side Measurement, Bi-Directional Current and Power Monitor (0-36V) with I2C Compatible Interface, MSOP-10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F5EB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4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07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6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Package_DirectFET:DirectFET_ST</text:p>
          </table:table-cell>
          <table:table-cell office:value-type="string" calcext:value-type="string">
            <text:p>https://www.infineon.com/dgdl/irf6614pbf.pdf?fileId=5546d462533600a4015355e8346c1a0f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6614</text:p>
          </table:table-cell>
          <table:table-cell office:value-type="string" calcext:value-type="string">
            <text:p>12.7A Id, 40V Vds, 8.3mOhm Rds, N-Channel MOSFET, DirectFET S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254E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5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Package_DirectFET:DirectFET_MX</text:p>
          </table:table-cell>
          <table:table-cell office:value-type="string" calcext:value-type="string">
            <text:p>https://www.infineon.com/dgdl/irf9383mpbf.pdf?fileId=5546d462533600a40153561169a11dab</text:p>
          </table:table-cell>
          <table:table-cell/>
          <table:table-cell office:value-type="string" calcext:value-type="string">
            <text:p>Transistor_FET</text:p>
          </table:table-cell>
          <table:table-cell office:value-type="string" calcext:value-type="string">
            <text:p>IRF9383M</text:p>
          </table:table-cell>
          <table:table-cell office:value-type="string" calcext:value-type="string">
            <text:p>-22A Id, -30V Vds, 2.9mOhm Rds, P-Channel MOSFET, DirectFET MX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78FF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ISO1050DUBR</text:p>
          </table:table-cell>
          <table:table-cell office:value-type="string" calcext:value-type="string">
            <text:p>ENNOID:ISO1050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ISO1050DUBR</text:p>
          </table:table-cell>
          <table:table-cell table:number-columns-repeated="2"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A91E99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Housings_SON:Texas_S-PVSON-N10_ThermalVias</text:p>
          </table:table-cell>
          <table:table-cell office:value-type="string" calcext:value-type="string">
            <text:p>http://www.ti.com/lit/ds/symlink/lm5165.pdf</text:p>
          </table:table-cell>
          <table:table-cell/>
          <table:table-cell office:value-type="string" calcext:value-type="string">
            <text:p>Regulator_Switching</text:p>
          </table:table-cell>
          <table:table-cell office:value-type="string" calcext:value-type="string">
            <text:p>LM5165</text:p>
          </table:table-cell>
          <table:table-cell office:value-type="string" calcext:value-type="string">
            <text:p>150mA Synchronous Buck Converter With Ultra-Low IQ, 3V-65V input, adjustable output voltage, DFN-10</text:p>
          </table:table-cell>
          <table:table-cell/>
          <table:table-cell office:value-type="string" calcext:value-type="string">
            <text:p>/PowerSupply/</text:p>
          </table:table-cell>
          <table:table-cell office:value-type="string" calcext:value-type="string">
            <text:p>/5AC18063/</text:p>
          </table:table-cell>
          <table:table-cell office:value-type="string" calcext:value-type="string">
            <text:p>5C600D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O1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ENNOID:ENNOID-LOGO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aphic</text:p>
          </table:table-cell>
          <table:table-cell office:value-type="string" calcext:value-type="string">
            <text:p>Logo_Open_Hardware_Small</text:p>
          </table:table-cell>
          <table:table-cell office:value-type="string" calcext:value-type="string">
            <text:p>Open Hardware logo, smal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FA68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U2</text:p>
          </table:table-cell>
          <table:table-cell office:value-type="string" calcext:value-type="string">
            <text:p>LTC6820</text:p>
          </table:table-cell>
          <table:table-cell office:value-type="string" calcext:value-type="string">
            <text:p>Housings_SSOP:MSOP-16_3x4mm_Pitch0.5mm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LTC6820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C68B6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6B096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4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FA3D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5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http://www.mccsemi.com/up_pdf/MBR0520~MBR0580(SOD123).pdf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20V 0.5A Schottky Power Rectifier Diode, SOD-123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0B3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s_Molex:Molex_PicoBlade_53398-0571_05x1.25mm_Straight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C376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OPA2197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2376xxD</text:p>
          </table:table-cell>
          <table:table-cell office:value-type="string" calcext:value-type="string">
            <text:p>Dual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7A0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opa376.pdf</text:p>
          </table:table-cell>
          <table:table-cell/>
          <table:table-cell office:value-type="string" calcext:value-type="string">
            <text:p>Amplifier_Operational</text:p>
          </table:table-cell>
          <table:table-cell office:value-type="string" calcext:value-type="string">
            <text:p>OPA376xxD</text:p>
          </table:table-cell>
          <table:table-cell office:value-type="string" calcext:value-type="string">
            <text:p>Single Low-Noise, Low Quiescent Current, Precision Operational Amplifier e-trim Series, SOIC-8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D6F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20F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6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Connectors_Molex:Molex_PicoBlade_53398-0571_05x1.25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5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E67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9</text:p>
          </table:table-cell>
          <table:table-cell office:value-type="string" calcext:value-type="string">
            <text:p>Precharge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Conn_01x02-Connector_Generic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BF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nnectors_Card:Hirose_DM3AT-SF-PEJM5</text:p>
          </table:table-cell>
          <table:table-cell table:number-columns-repeated="2"/>
          <table:table-cell office:value-type="string" calcext:value-type="string">
            <text:p>BMS-Master-rescue</text:p>
          </table:table-cell>
          <table:table-cell office:value-type="string" calcext:value-type="string">
            <text:p>Micro_SD_Card_Det_Hirose_DM3AT-Connector_Specialized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F51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5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Housings_DIP:SMDIP-4_W7.62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09T</text:p>
          </table:table-cell>
          <table:table-cell office:value-type="string" calcext:value-type="string">
            <text:p>Optocoupler, Phototransistor Output, 5300 VRMS, VCEO 70V, CTR% 63-125, -55 to +110 degree Celcius, UL, BSI, FIMKO, SMD PDIP-4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40D81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9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Housings_DIP:SMDIP-4_W9.53mm_Clearance8mm</text:p>
          </table:table-cell>
          <table:table-cell office:value-type="string" calcext:value-type="string">
            <text:p>http://www.vishay.com/docs/83740/sfh617a.pdf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SFH617A-2X017T</text:p>
          </table:table-cell>
          <table:table-cell office:value-type="string" calcext:value-type="string">
            <text:p>Optocoupler, Phototransistor Output, 5300 VRMS, VCEO 70V, CTR% 63-125, -55 to +110 degree Celcius, VDE, UL, BSI, FIMKO, 8mm clearence SMD PDIP-4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CD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N6501DBV</text:p>
          </table:table-cell>
          <table:table-cell office:value-type="string" calcext:value-type="string">
            <text:p>TO_SOT_Packages_SMD:SOT-23-5_HandSoldering</text:p>
          </table:table-cell>
          <table:table-cell table:number-columns-repeated="2"/>
          <table:table-cell office:value-type="string" calcext:value-type="string">
            <text:p>ENNOID</text:p>
          </table:table-cell>
          <table:table-cell office:value-type="string" calcext:value-type="string">
            <text:p>SN65601DBV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90FF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.ti.com/lit/ds/symlink/sn74lvc1t45.pdf</text:p>
          </table:table-cell>
          <table:table-cell/>
          <table:table-cell office:value-type="string" calcext:value-type="string">
            <text:p>Logic_LevelTranslator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Single-Bit Dual-Supply Bus Transceiver With Configurable Voltage Translation and 3-State Outputs, SOT-23-6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51B27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TVS Diode Array, 5.5V Standoff, 2 Channels, SOT-23 package</text:p>
          </table:table-cell>
          <table:table-cell/>
          <table:table-cell office:value-type="string" calcext:value-type="string">
            <text:p>/USB/</text:p>
          </table:table-cell>
          <table:table-cell office:value-type="string" calcext:value-type="string">
            <text:p>/5C246CA0/</text:p>
          </table:table-cell>
          <table:table-cell office:value-type="string" calcext:value-type="string">
            <text:p>5C2FBFB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EDs:LED_0603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LED-Device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BAB3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17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STM32F303CCTx-MCU_ST_STM32</text:p>
          </table:table-cell>
          <table:table-cell table:number-columns-repeated="2"/>
          <table:table-cell office:value-type="string" calcext:value-type="string">
            <text:p>/MCU/</text:p>
          </table:table-cell>
          <table:table-cell office:value-type="string" calcext:value-type="string">
            <text:p>/5AB72D4D/</text:p>
          </table:table-cell>
          <table:table-cell office:value-type="string" calcext:value-type="string">
            <text:p>5A92186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onsemi.com/pub_link/Collateral/NUP2105L-D.PDF</text:p>
          </table:table-cell>
          <table:table-cell/>
          <table:table-cell office:value-type="string" calcext:value-type="string">
            <text:p>Power_Protection</text:p>
          </table:table-cell>
          <table:table-cell office:value-type="string" calcext:value-type="string">
            <text:p>SZNUP2105L</text:p>
          </table:table-cell>
          <table:table-cell office:value-type="string" calcext:value-type="string">
            <text:p>Dual Line CAN Bus Protector, 24Vrwm, Automotive Grade</text:p>
          </table:table-cell>
          <table:table-cell/>
          <table:table-cell office:value-type="string" calcext:value-type="string">
            <text:p>/CAN/</text:p>
          </table:table-cell>
          <table:table-cell office:value-type="string" calcext:value-type="string">
            <text:p>/5A91E16C/</text:p>
          </table:table-cell>
          <table:table-cell office:value-type="string" calcext:value-type="string">
            <text:p>5C258D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Temperature dependent resistor, negative temperature coefficient</text:p>
          </table:table-cell>
          <table:table-cell/>
          <table:table-cell office:value-type="string" calcext:value-type="string">
            <text:p>/switches/</text:p>
          </table:table-cell>
          <table:table-cell office:value-type="string" calcext:value-type="string">
            <text:p>/5AC7323C/</text:p>
          </table:table-cell>
          <table:table-cell office:value-type="string" calcext:value-type="string">
            <text:p>5C84F4B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w.ti.com/lit/ds/symlink/tps763.pdf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TPS76350</text:p>
          </table:table-cell>
          <table:table-cell office:value-type="string" calcext:value-type="string">
            <text:p>Low power 150mA LDO 5.0V fixed output voltage, SOT-23-5</text:p>
          </table:table-cell>
          <table:table-cell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E48B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1</text:p>
          </table:table-cell>
          <table:table-cell office:value-type="string" calcext:value-type="string">
            <text:p>TRANSF5</text:p>
          </table:table-cell>
          <table:table-cell office:value-type="string" calcext:value-type="string">
            <text:p>ENNOID:WURTH-760390014</text:p>
          </table:table-cell>
          <table:table-cell table:number-columns-repeated="2"/>
          <table:table-cell office:value-type="string" calcext:value-type="string">
            <text:p>Transformer</text:p>
          </table:table-cell>
          <table:table-cell office:value-type="string" calcext:value-type="string">
            <text:p>TRANSF5</text:p>
          </table:table-cell>
          <table:table-cell table:number-columns-repeated="2"/>
          <table:table-cell office:value-type="string" calcext:value-type="string">
            <text:p>/PowerMonitor/</text:p>
          </table:table-cell>
          <table:table-cell office:value-type="string" calcext:value-type="string">
            <text:p>/5C519BA0/</text:p>
          </table:table-cell>
          <table:table-cell office:value-type="string" calcext:value-type="string">
            <text:p>5C3C8AF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1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ectors_USB:USB_Micro-B_Molex_47346-0001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MS-Master-rescue</text:p>
          </table:table-cell>
          <table:table-cell office:value-type="string" calcext:value-type="string">
            <text:p>USB_B_Micro-Connector_Specialized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A966632</text:p>
          </table:table-cell>
          <table:table-cell table:number-columns-repeated="2"/>
        </table:table-row>
        <table:table-row table:style-name="ro1" table:number-rows-repeated="1048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2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00-00-00</text:date>, <text:time style:data-style-name="N2" text:time-value="11:47:10.790344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2:40:26.378313963</meta:creation-date>
    <dc:date>2019-02-12T12:06:16.266106803</dc:date>
    <meta:editing-duration>PT3H39M49S</meta:editing-duration>
    <meta:editing-cycles>5</meta:editing-cycles>
    <meta:generator>LibreOffice/6.1.4.2$Linux_X86_64 LibreOffice_project/10$Build-2</meta:generator>
    <meta:document-statistic meta:table-count="1" meta:cell-count="2150" meta:object-count="0"/>
  </office:meta>
</office:document-meta>
</file>